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9882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 style:data-style-name="N2">
      <style:table-cell-properties style:rotation-angle="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16" style:family="table-cell" style:parent-style-name="Default" style:data-style-name="N2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INVESTMENT MANAGEMENT UNDER TAXATIO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Stock Data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style-name="ce2" office:value-type="string">
            <text:p>Number</text:p>
          </table:table-cell>
          <table:table-cell table:style-name="ce5" office:value-type="string">
            <text:p>Stock</text:p>
          </table:table-cell>
          <table:table-cell table:style-name="ce8" office:value-type="string">
            <text:p>Number of Shares</text:p>
          </table:table-cell>
          <table:table-cell table:style-name="ce5" office:value-type="string">
            <text:p>Price Purchased Last Year</text:p>
          </table:table-cell>
          <table:table-cell table:style-name="ce5" office:value-type="string">
            <text:p>Current Price</text:p>
          </table:table-cell>
          <table:table-cell table:style-name="ce14" office:value-type="string">
            <text:p>Next Year Price Estimate</text:p>
          </table:table-cell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Yahoo!</text:p>
          </table:table-cell>
          <table:table-cell table:style-name="ce9" office:value-type="float" office:value="150">
            <text:p>150</text:p>
          </table:table-cell>
          <table:table-cell table:style-name="ce11" office:value-type="float" office:value="15.68">
            <text:p>15.68</text:p>
          </table:table-cell>
          <table:table-cell office:value-type="float" office:value="31.8">
            <text:p>31.80</text:p>
          </table:table-cell>
          <table:table-cell table:style-name="ce15" office:value-type="float" office:value="29.5">
            <text:p>29.50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General Electric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22.1">
            <text:p>22.10</text:p>
          </table:table-cell>
          <table:table-cell office:value-type="float" office:value="24.28">
            <text:p>24.28</text:p>
          </table:table-cell>
          <table:table-cell table:style-name="ce15" office:value-type="float" office:value="26.31">
            <text:p>26.31</text:p>
          </table:table-cell>
          <table:table-cell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string">
            <text:p>Microsoft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30.39">
            <text:p>30.39</text:p>
          </table:table-cell>
          <table:table-cell office:value-type="float" office:value="32.5">
            <text:p>32.50</text:p>
          </table:table-cell>
          <table:table-cell table:style-name="ce15" office:value-type="float" office:value="34.55">
            <text:p>34.55</text:p>
          </table:table-cell>
          <table:table-cell/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string">
            <text:p>Bank of America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8.93">
            <text:p>8.93</text:p>
          </table:table-cell>
          <table:table-cell office:value-type="float" office:value="14.16">
            <text:p>14.16</text:p>
          </table:table-cell>
          <table:table-cell table:style-name="ce15" office:value-type="float" office:value="15.23">
            <text:p>15.23</text:p>
          </table:table-cell>
          <table:table-cell/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JPMorgan Chase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40.55">
            <text:p>40.55</text:p>
          </table:table-cell>
          <table:table-cell office:value-type="float" office:value="50.99">
            <text:p>50.99</text:p>
          </table:table-cell>
          <table:table-cell table:style-name="ce15" office:value-type="float" office:value="62.43">
            <text:p>62.43</text:p>
          </table:table-cell>
          <table:table-cell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string">
            <text:p>Cisco Systems, Inc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18.58">
            <text:p>18.58</text:p>
          </table:table-cell>
          <table:table-cell office:value-type="float" office:value="24.17">
            <text:p>24.17</text:p>
          </table:table-cell>
          <table:table-cell table:style-name="ce15" office:value-type="float" office:value="26.68">
            <text:p>26.68</text:p>
          </table:table-cell>
          <table:table-cell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string">
            <text:p>Intel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22.54">
            <text:p>22.54</text:p>
          </table:table-cell>
          <table:table-cell office:value-type="float" office:value="23.67">
            <text:p>23.67</text:p>
          </table:table-cell>
          <table:table-cell table:style-name="ce15" office:value-type="float" office:value="23.85">
            <text:p>23.85</text:p>
          </table:table-cell>
          <table:table-cell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string">
            <text:p>Pfizer</text:p>
          </table:table-cell>
          <table:table-cell table:style-name="ce10" office:value-type="float" office:value="150">
            <text:p>150</text:p>
          </table:table-cell>
          <table:table-cell table:style-name="ce13" office:value-type="float" office:value="24.84">
            <text:p>24.84</text:p>
          </table:table-cell>
          <table:table-cell table:style-name="ce13" office:value-type="float" office:value="28.77">
            <text:p>28.77</text:p>
          </table:table-cell>
          <table:table-cell table:style-name="ce16" office:value-type="float" office:value="31.66">
            <text:p>31.66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5" office:value-type="string">
            <text:p>DECISION VARIABLES</text:p>
          </table:table-cell>
          <table:table-cell table:style-name="ce5" office:value-type="string">
            <text:p># of Stocks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rans cost</text:p>
          </table:table-cell>
          <table:table-cell table:style-name="ce5" office:value-type="string">
            <text:p>Taxes</text:p>
          </table:table-cell>
          <table:table-cell table:style-name="ce5" office:value-type="string">
            <text:p>After Taxes</text:p>
          </table:table-cell>
        </table:table-row>
        <table:table-row table:style-name="ro2">
          <table:table-cell/>
          <table:table-cell office:value-type="string">
            <text:p>Yahoo!</text:p>
          </table:table-cell>
          <table:table-cell office:value-type="float" office:value="100">
            <text:p>100</text:p>
          </table:table-cell>
          <table:table-cell table:formula="of:=[.C17]*[.E6]" office:value-type="float" office:value="3180">
            <text:p>3180</text:p>
          </table:table-cell>
          <table:table-cell table:formula="of:=[.D17]*0.01" office:value-type="float" office:value="31.8">
            <text:p>31.80</text:p>
          </table:table-cell>
          <table:table-cell table:formula="of:=0.3*([.D17]-[.C17]*[.D6])" office:value-type="float" office:value="483.6">
            <text:p>483.6</text:p>
          </table:table-cell>
          <table:table-cell table:formula="of:=[.D17]-[.E17]-[.F17]" office:value-type="float" office:value="2664.6">
            <text:p>2664.6</text:p>
          </table:table-cell>
        </table:table-row>
        <table:table-row table:style-name="ro2">
          <table:table-cell/>
          <table:table-cell office:value-type="string">
            <text:p>General Electric</text:p>
          </table:table-cell>
          <table:table-cell office:value-type="float" office:value="75">
            <text:p>75</text:p>
          </table:table-cell>
          <table:table-cell table:formula="of:=[.C18]*[.E7]" office:value-type="float" office:value="1821">
            <text:p>1821</text:p>
          </table:table-cell>
          <table:table-cell table:formula="of:=[.D18]*0.01" office:value-type="float" office:value="18.21">
            <text:p>18.21</text:p>
          </table:table-cell>
          <table:table-cell table:formula="of:=0.3*([.D18]-[.C18]*[.D7])" office:value-type="float" office:value="49.05">
            <text:p>49.05</text:p>
          </table:table-cell>
          <table:table-cell table:formula="of:=[.D18]-[.E18]-[.F18]" office:value-type="float" office:value="1753.74">
            <text:p>1753.74</text:p>
          </table:table-cell>
        </table:table-row>
        <table:table-row table:style-name="ro2">
          <table:table-cell/>
          <table:table-cell office:value-type="string">
            <text:p>Microsoft</text:p>
          </table:table-cell>
          <table:table-cell office:value-type="float" office:value="75">
            <text:p>75</text:p>
          </table:table-cell>
          <table:table-cell table:formula="of:=[.C19]*[.E8]" office:value-type="float" office:value="2437.5">
            <text:p>2437.5</text:p>
          </table:table-cell>
          <table:table-cell table:formula="of:=[.D19]*0.01" office:value-type="float" office:value="24.375">
            <text:p>24.38</text:p>
          </table:table-cell>
          <table:table-cell table:formula="of:=0.3*([.D19]-[.C19]*[.D8])" office:value-type="float" office:value="47.475">
            <text:p>47.475</text:p>
          </table:table-cell>
          <table:table-cell table:formula="of:=[.D19]-[.E19]-[.F19]" office:value-type="float" office:value="2365.65">
            <text:p>2365.65</text:p>
          </table:table-cell>
        </table:table-row>
        <table:table-row table:style-name="ro2">
          <table:table-cell/>
          <table:table-cell office:value-type="string">
            <text:p>Bank of America</text:p>
          </table:table-cell>
          <table:table-cell office:value-type="float" office:value="0">
            <text:p>0</text:p>
          </table:table-cell>
          <table:table-cell table:formula="of:=[.C20]*[.E9]" office:value-type="float" office:value="0">
            <text:p>0</text:p>
          </table:table-cell>
          <table:table-cell table:formula="of:=[.D20]*0.01" office:value-type="float" office:value="0">
            <text:p>0.00</text:p>
          </table:table-cell>
          <table:table-cell table:formula="of:=0.3*([.D20]-[.C20]*[.D9])" office:value-type="float" office:value="0">
            <text:p>0</text:p>
          </table:table-cell>
          <table:table-cell table:formula="of:=[.D20]-[.E20]-[.F20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JPMorgan Chase</text:p>
          </table:table-cell>
          <table:table-cell office:value-type="float" office:value="0">
            <text:p>0</text:p>
          </table:table-cell>
          <table:table-cell table:formula="of:=[.C21]*[.E10]" office:value-type="float" office:value="0">
            <text:p>0</text:p>
          </table:table-cell>
          <table:table-cell table:formula="of:=[.D21]*0.01" office:value-type="float" office:value="0">
            <text:p>0.00</text:p>
          </table:table-cell>
          <table:table-cell table:formula="of:=0.3*([.D21]-[.C21]*[.D10])" office:value-type="float" office:value="0">
            <text:p>0</text:p>
          </table:table-cell>
          <table:table-cell table:formula="of:=[.D21]-[.E21]-[.F21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isco Systems, Inc</text:p>
          </table:table-cell>
          <table:table-cell office:value-type="float" office:value="0">
            <text:p>0</text:p>
          </table:table-cell>
          <table:table-cell table:formula="of:=[.C22]*[.E11]" office:value-type="float" office:value="0">
            <text:p>0</text:p>
          </table:table-cell>
          <table:table-cell table:formula="of:=[.D22]*0.01" office:value-type="float" office:value="0">
            <text:p>0.00</text:p>
          </table:table-cell>
          <table:table-cell table:formula="of:=0.3*([.D22]-[.C22]*[.D11])" office:value-type="float" office:value="0">
            <text:p>0</text:p>
          </table:table-cell>
          <table:table-cell table:formula="of:=[.D22]-[.E22]-[.F22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Intel</text:p>
          </table:table-cell>
          <table:table-cell office:value-type="float" office:value="75">
            <text:p>75</text:p>
          </table:table-cell>
          <table:table-cell table:formula="of:=[.C23]*[.E12]" office:value-type="float" office:value="1775.25">
            <text:p>1775.25</text:p>
          </table:table-cell>
          <table:table-cell table:formula="of:=[.D23]*0.01" office:value-type="float" office:value="17.7525">
            <text:p>17.75</text:p>
          </table:table-cell>
          <table:table-cell table:formula="of:=0.3*([.D23]-[.C23]*[.D12])" office:value-type="float" office:value="25.4250000000001">
            <text:p>25.425</text:p>
          </table:table-cell>
          <table:table-cell table:formula="of:=[.D23]-[.E23]-[.F23]" office:value-type="float" office:value="1732.0725">
            <text:p>1732.0725</text:p>
          </table:table-cell>
        </table:table-row>
        <table:table-row table:style-name="ro2">
          <table:table-cell/>
          <table:table-cell table:style-name="ce7" office:value-type="string">
            <text:p>Pfizer</text:p>
          </table:table-cell>
          <table:table-cell office:value-type="float" office:value="54.3501151875414">
            <text:p>54.3501151875</text:p>
          </table:table-cell>
          <table:table-cell table:formula="of:=[.C24]*[.E13]" office:value-type="float" office:value="1563.65281394557">
            <text:p>1563.6528139456</text:p>
          </table:table-cell>
          <table:table-cell table:formula="of:=[.D24]*0.01" office:value-type="float" office:value="15.6365281394557">
            <text:p>15.64</text:p>
          </table:table-cell>
          <table:table-cell table:formula="of:=0.3*([.D24]-[.C24]*[.D13])" office:value-type="float" office:value="64.0787858061114">
            <text:p>64.0787858061</text:p>
          </table:table-cell>
          <table:table-cell table:formula="of:=[.D24]-[.E24]-[.F24]" office:value-type="float" office:value="1483.9375">
            <text:p>1483.9375</text:p>
          </table:table-cell>
        </table:table-row>
        <table:table-row table:style-name="ro2">
          <table:table-cell/>
          <table:table-cell table:style-name="ce7"/>
          <table:table-cell table:style-name="ce1" table:formula="of:=SUM([.C17:.C24])" office:value-type="float" office:value="379.350115187541">
            <text:p>379.3501151875</text:p>
          </table:table-cell>
          <table:table-cell table:style-name="ce1" table:formula="of:=SUM([.D17:.D24])" office:value-type="float" office:value="10777.4028139456">
            <text:p>10777.4028139456</text:p>
          </table:table-cell>
          <table:table-cell table:style-name="ce1" table:formula="of:=SUM([.E17:.E24])" office:value-type="float" office:value="107.774028139456">
            <text:p>107.7740281395</text:p>
          </table:table-cell>
          <table:table-cell table:style-name="ce1" table:formula="of:=SUM([.F17:.F24])" office:value-type="float" office:value="669.628785806112">
            <text:p>669.6287858061</text:p>
          </table:table-cell>
          <table:table-cell table:style-name="ce1" table:formula="of:=SUM([.G17:.G24])" office:value-type="float" office:value="10000">
            <text:p>10000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>
            <text:p>RESOLVE</text:p>
          </table:table-cell>
          <table:table-cell table:formula="of:=SUMPRODUCT([.C17:.C24];[.E6:.E13]) - 0.01*SUMPRODUCT([.C17:.C24];[.E6:.E13])  - 0.3*(SUMPRODUCT([.C17:.C24];[.E6:.E13]) - SUMPRODUCT([.C17:.C24];[.D6:.D13]))" office:value-type="float" office:value="10000">
            <text:p>10000</text:p>
          </table:table-cell>
          <table:table-cell table:style-name="ce1" table:formula="of:=SUMPRODUCT([.C6:.C13] - [.C17:.C24];[.F6:.F13])" office:value-type="float" office:value="26507.5253531624">
            <text:p>26507.5253531624</text:p>
          </table:table-cell>
          <table:table-cell table:style-name="Default"/>
          <table:table-cell table:formula="of:=SUMPRODUCT([.C6:.C13];[.F6:.F13])" office:value-type="float" office:value="37531.5">
            <text:p>37531.5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>
            <text:p>CONSTRAINT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Stock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formula="of:=SUMPRODUCT([.C17:.C24];[.E6:.E13]) - 0.01*SUMPRODUCT([.C17:.C24];[.E6:.E13])  - 0.3*(SUMPRODUCT([.C17:.C24];[.E6:.E13]) - SUMPRODUCT([.C17:.C24];[.D6:.D13]))" office:value-type="float" office:value="10000">
            <text:p>10000</text:p>
          </table:table-cell>
          <table:table-cell office:value-type="string">
            <text:p>=</text:p>
          </table:table-cell>
          <table:table-cell office:value-type="float" office:value="10000">
            <text:p>10000</text:p>
          </table:table-cell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6/20/2016</text:date>, <text:time>12:4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6-06-20T12:46:29.42</dc:date>
    <meta:editing-duration>PT3H3M27S</meta:editing-duration>
    <meta:editing-cycles>12</meta:editing-cycles>
    <meta:generator>OpenOffice/4.1.2$Win32 OpenOffice.org_project/412m3$Build-9782</meta:generator>
    <dc:creator>Romanos Trechlis</dc:creator>
    <meta:document-statistic meta:table-count="3" meta:cell-count="126" meta:object-count="0"/>
  </office:meta>
</office:document-meta>
</file>